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2" style:family="paragraph" style:parent-style-name="Standard" style:list-style-name="L10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3" style:family="paragraph" style:parent-style-name="Standard" style:list-style-name="L15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4" style:family="paragraph" style:parent-style-name="Standard" style:list-style-name="L2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</style:style>
    <style:style style:name="P5" style:family="paragraph" style:parent-style-name="Standard" style:master-page-name="PM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page-number="auto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7" style:family="paragraph" style:parent-style-name="Standard" style:list-style-name="L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8" style:family="paragraph" style:parent-style-name="Standard" style:list-style-name="L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9" style:family="paragraph" style:parent-style-name="Standard" style:list-style-name="L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0" style:family="paragraph" style:parent-style-name="Standard" style:list-style-name="L4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1" style:family="paragraph" style:parent-style-name="Standard" style:list-style-name="L5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2" style:family="paragraph" style:parent-style-name="Standard" style:list-style-name="L6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3" style:family="paragraph" style:parent-style-name="Standard" style:list-style-name="L7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4" style:family="paragraph" style:parent-style-name="Standard" style:list-style-name="L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5" style:family="paragraph" style:parent-style-name="Standard" style:list-style-name="L9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6" style:family="paragraph" style:parent-style-name="Standard" style:list-style-name="L10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7" style:family="paragraph" style:parent-style-name="Standard" style:list-style-name="L1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8" style:family="paragraph" style:parent-style-name="Standard" style:list-style-name="L1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19" style:family="paragraph" style:parent-style-name="Standard" style:list-style-name="L1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20" style:family="paragraph" style:parent-style-name="Standard" style:list-style-name="L14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21" style:family="paragraph" style:parent-style-name="Standard" style:list-style-name="L16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22" style:family="paragraph" style:parent-style-name="Standard" style:list-style-name="L15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23" style:family="paragraph" style:parent-style-name="Standard" style:list-style-name="L17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24" style:family="paragraph" style:parent-style-name="Standard" style:list-style-name="L1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25" style:family="paragraph" style:parent-style-name="Standard" style:list-style-name="L19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P26" style:family="paragraph" style:parent-style-name="Standard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27" style:family="paragraph" style:parent-style-name="Standard" style:list-style-name="L20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28" style:family="paragraph" style:parent-style-name="Standard" style:list-style-name="L2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29" style:family="paragraph" style:parent-style-name="Standard" style:list-style-name="L2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30" style:family="paragraph" style:parent-style-name="Standard" style:list-style-name="L23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31" style:family="paragraph" style:parent-style-name="Standard" style:list-style-name="L24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32" style:family="paragraph" style:parent-style-name="Standard" style:list-style-name="L25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33" style:family="paragraph" style:parent-style-name="Standard" style:list-style-name="L26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34" style:family="paragraph" style:parent-style-name="Standard" style:list-style-name="L27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35" style:family="paragraph" style:parent-style-name="Standard" style:list-style-name="L2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P36" style:family="paragraph" style:parent-style-name="Standard" style:list-style-name="L21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text-line-through-style="solid" style:text-line-through-type="single" style:font-name="HelveticaNeue" fo:font-size="11pt" style:font-name-asian="HelveticaNeue" style:font-size-asian="11pt" style:font-name-complex="HelveticaNeue" style:font-size-complex="11pt"/>
    </style:style>
    <style:style style:name="P37" style:family="paragraph" style:parent-style-name="Standard" style:list-style-name="L22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text-line-through-style="solid" style:text-line-through-type="single" style:font-name="HelveticaNeue" fo:font-size="11pt" style:font-name-asian="HelveticaNeue" style:font-size-asian="11pt" style:font-name-complex="HelveticaNeue" style:font-size-complex="11pt"/>
    </style:style>
    <style:style style:name="P38" style:family="paragraph" style:parent-style-name="Standard" style:list-style-name="L25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text-line-through-style="solid" style:text-line-through-type="single" style:font-name="HelveticaNeue" fo:font-size="11pt" style:font-name-asian="HelveticaNeue" style:font-size-asian="11pt" style:font-name-complex="HelveticaNeue" style:font-size-complex="11pt"/>
    </style:style>
    <style:style style:name="P39" style:family="paragraph" style:parent-style-name="Standard" style:list-style-name="L28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/>
      <style:text-properties fo:color="#5e5e5e" loext:opacity="100%" style:text-line-through-style="solid" style:text-line-through-type="single" style:font-name="HelveticaNeue" fo:font-size="11pt" style:font-name-asian="HelveticaNeue" style:font-size-asian="11pt" style:font-name-complex="HelveticaNeue" style:font-size-complex="11pt"/>
    </style:style>
    <style:style style:name="T1" style:family="text">
      <style:text-properties fo:color="#000000" loext:opacity="100%" style:font-name="HelveticaNeue" fo:font-size="11pt" style:font-name-asian="HelveticaNeue" style:font-size-asian="11pt" style:font-name-complex="HelveticaNeue" style:font-size-complex="11pt"/>
    </style:style>
    <style:style style:name="T2" style:family="text">
      <style:text-properties fo:color="#000000" loext:opacity="100%" style:font-name="HelveticaNeue" fo:font-size="11pt" style:text-underline-style="solid" style:text-underline-width="auto" style:text-underline-color="font-color" fo:font-weight="bold" style:font-name-asian="HelveticaNeue" style:font-size-asian="11pt" style:font-weight-asian="bold" style:font-name-complex="HelveticaNeue" style:font-size-complex="11pt" style:font-weight-complex="bold"/>
    </style:style>
    <style:style style:name="T3" style:family="text">
      <style:text-properties fo:color="#000000" loext:opacity="100%" style:font-name="HelveticaNeue" fo:font-size="11pt" style:text-underline-style="solid" style:text-underline-width="auto" style:text-underline-color="font-color" style:font-name-asian="HelveticaNeue" style:font-size-asian="11pt" style:font-name-complex="HelveticaNeue" style:font-size-complex="11pt"/>
    </style:style>
    <style:style style:name="T4" style:family="text">
      <style:text-properties fo:color="#000000" loext:opacity="100%" style:font-name="HelveticaNeue" fo:font-size="11pt" fo:font-weight="bold" style:font-name-asian="HelveticaNeue" style:font-size-asian="11pt" style:font-weight-asian="bold" style:font-name-complex="HelveticaNeue" style:font-size-complex="11pt" style:font-weight-complex="bold"/>
    </style:style>
    <style:style style:name="T5" style:family="text">
      <style:text-properties fo:color="#5e5e5e" loext:opacity="100%" style:font-name="HelveticaNeue" fo:font-size="11pt" style:font-name-asian="HelveticaNeue" style:font-size-asian="11pt" style:font-name-complex="HelveticaNeue" style:font-size-complex="11pt"/>
    </style:style>
    <style:style style:name="T6" style:family="text">
      <style:text-properties fo:color="#5e5e5e" loext:opacity="100%" style:font-name="HelveticaNeue" fo:font-size="11pt" fo:font-weight="bold" style:font-name-asian="HelveticaNeue" style:font-size-asian="11pt" style:font-weight-asian="bold" style:font-name-complex="HelveticaNeue" style:font-size-complex="11pt" style:font-weight-complex="bold"/>
    </style:style>
    <style:style style:name="T7" style:family="text">
      <style:text-properties fo:color="#5e5e5e" loext:opacity="100%" style:text-line-through-style="solid" style:text-line-through-type="single" style:font-name="HelveticaNeue" fo:font-size="11pt" style:font-name-asian="HelveticaNeue" style:font-size-asian="11pt" style:font-name-complex="HelveticaNeue" style:font-size-complex="11pt"/>
    </style:style>
    <style:style style:name="fr1" style:family="graphic" style:parent-style-name="GraphicStyle_5f_0">
      <style:graphic-properties style:vertical-pos="bottom" style:vertical-rel="text" style:horizontal-pos="from-left" style:horizontal-rel="paragraph" fo:background-color="transparent" draw:fill="none" fo:padding="0in" fo:border="none"/>
    </style:style>
    <text:list-style style:name="L1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5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6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7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8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9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0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1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2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3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4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bullet text:level="5" text:style-name="Bullet_5f_Symbols" loext:num-list-format="%5%" text:bullet-char="-">
        <style:list-level-properties text:space-before="0.6665in" text:min-label-width="0.1681in"/>
      </text:list-level-style-bullet>
      <text:list-level-style-bullet text:level="6" text:style-name="Bullet_5f_Symbols" loext:num-list-format="%6%" text:bullet-char="-">
        <style:list-level-properties text:space-before="0.8335in" text:min-label-width="0.1681in"/>
      </text:list-level-style-bullet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5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6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7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8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19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0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1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2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3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4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5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6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7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8">
      <text:list-level-style-bullet text:level="1" text:style-name="Bullet_5f_Symbols" loext:num-list-format="%1%" text:bullet-char="-">
        <style:list-level-properties text:min-label-width="0.1681in"/>
      </text:list-level-style-bullet>
      <text:list-level-style-bullet text:level="2" text:style-name="Bullet_5f_Symbols" loext:num-list-format="%2%" text:bullet-char="-">
        <style:list-level-properties text:space-before="0.1665in" text:min-label-width="0.1681in"/>
      </text:list-level-style-bullet>
      <text:list-level-style-bullet text:level="3" text:style-name="Bullet_5f_Symbols" loext:num-list-format="%3%" text:bullet-char="-">
        <style:list-level-properties text:space-before="0.3335in" text:min-label-width="0.1681in"/>
      </text:list-level-style-bullet>
      <text:list-level-style-bullet text:level="4" text:style-name="Bullet_5f_Symbols" loext:num-list-format="%4%" text:bullet-char="-">
        <style:list-level-properties text:space-before="0.5in" text:min-label-width="0.1681in"/>
      </text:list-level-style-bullet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Iter 2 progress</text:p>
      <text:p text:style-name="P1"/>
      <text:p text:style-name="P1"/>
      <text:p text:style-name="P1"/>
      <text:p text:style-name="P1"/>
      <text:p text:style-name="P1"/>
      <text:p text:style-name="P1"><text:span text:style-name="T2">Todo</text:span><text:span text:style-name="T3">:</text:span></text:p>
      <text:p text:style-name="P1"/>
      <text:p text:style-name="P6">Issue: too much work on main thread</text:p>
      <text:list text:style-name="L1">
        <text:list-item>
          <text:p text:style-name="P7">Do we want to figure out multithreading before making the solutions too far embedded?</text:p>
        </text:list-item>
        <text:list-item>
          <text:p text:style-name="P7">Or just accept that this first project will be super slow and save multithreading for later iterations/projects</text:p>
        </text:list-item>
      </text:list>
      <text:p text:style-name="P1"/>
      <text:p text:style-name="P6">Symbol functionality</text:p>
      <text:list text:style-name="L2">
        <text:list-item>
          <text:p text:style-name="P8">Variable symbol functionality</text:p>
          <text:list>
            <text:list-item>
              <text:p text:style-name="P8">Need a method to change symbol value</text:p>
              <text:list>
                <text:list-item>
                  <text:p text:style-name="P8">Drop-down menu seems the most intuitive? But </text:p>
                </text:list-item>
              </text:list>
            </text:list-item>
            <text:list-item>
              <text:p text:style-name="P8">Need a marker to communicate that a symbol has a variable value at startup</text:p>
            </text:list-item>
          </text:list>
        </text:list-item>
        <text:list-item>
          <text:p text:style-name="P8">Fail symbol effect functionality</text:p>
        </text:list-item>
        <text:list-item>
          <text:p text:style-name="P8">Unconditional symbol effect functionality</text:p>
        </text:list-item>
      </text:list>
      <text:p text:style-name="P1"/>
      <text:list text:style-name="L3">
        <text:list-item>
          <text:p text:style-name="P9">Can we make the UI communicate better that you have the same chances above and below the highest values?</text:p>
        </text:list-item>
      </text:list>
      <text:p text:style-name="P1"/>
      <text:p text:style-name="P6">CreateBagScenario</text:p>
      <text:list text:style-name="L4">
        <text:list-item>
          <text:p text:style-name="P10">Create an example scenario to test symbol tokens</text:p>
          <text:list>
            <text:list-item>
              <text:p text:style-name="P10">Variable skull</text:p>
            </text:list-item>
            <text:list-item>
              <text:p text:style-name="P10">Effect Tablet</text:p>
            </text:list-item>
            <text:list-item>
              <text:p text:style-name="P10">On-fail Tentacle Fist</text:p>
            </text:list-item>
          </text:list>
        </text:list-item>
        <text:list-item>
          <text:p text:style-name="P10">Issue: efficiently encoding selections</text:p>
          <text:list>
            <text:list-item>
              <text:p text:style-name="P10">Right now, we’ve started with recognizing strings and converting them to integers</text:p>
            </text:list-item>
            <text:list-item>
              <text:p text:style-name="P10">The problem comes with scenarios. Are we going to have if statements for every possible scenario name?</text:p>
            </text:list-item>
            <text:list-item>
              <text:p text:style-name="P10">It seems like we could have something that sends a notification when one of the buttons is selected, maybe giving the index of the option selected</text:p>
              <text:list>
                <text:list-item>
                  <text:p text:style-name="P10">This could also be important with programmatic hiding</text:p>
                </text:list-item>
              </text:list>
            </text:list-item>
          </text:list>
        </text:list-item>
      </text:list>
      <text:p text:style-name="P1"/>
      <text:p text:style-name="P6">Fluff/UI:</text:p>
      <text:list text:style-name="L5">
        <text:list-item>
          <text:p text:style-name="P11">Add error message if making an empty bag?</text:p>
        </text:list-item>
      </text:list>
      <text:p text:style-name="P1"/>
      <text:p text:style-name="P1"/>
      <text:p text:style-name="P6">Communicating info between CreateBag and calculate probability</text:p>
      <text:list text:style-name="L6">
        <text:list-item>
          <text:p text:style-name="P12">Restriction: can only pass a single object, probably going to be an int list</text:p>
        </text:list-item>
        <text:list-item>
          <text:p text:style-name="P12">All the info we need in CalculateProbability</text:p>
          <text:list>
            <text:list-item>
              <text:p text:style-name="P12">Contents of bag (numbers of each token)</text:p>
            </text:list-item>
            <text:list-item>
              <text:p text:style-name="P12">Symbol token traits:</text:p>
              <text:list>
                <text:list-item>
                  <text:p text:style-name="P12">Variable</text:p>
                  <text:list>
                    <text:list-item>
                      <text:p text:style-name="P12"><text:soft-page-break/>Condition of variable</text:p>
                    </text:list-item>
                  </text:list>
                </text:list-item>
                <text:list-item>
                  <text:p text:style-name="P12">Terminal/Nonterminal</text:p>
                  <text:list>
                    <text:list-item>
                      <text:p text:style-name="P12">If it’s conditional</text:p>
                    </text:list-item>
                    <text:list-item>
                      <text:p text:style-name="P12">What the condition is</text:p>
                    </text:list-item>
                  </text:list>
                </text:list-item>
                <text:list-item>
                  <text:p text:style-name="P12">On-token effects</text:p>
                </text:list-item>
                <text:list-item>
                  <text:p text:style-name="P12">On-fail effects</text:p>
                </text:list-item>
              </text:list>
            </text:list-item>
          </text:list>
        </text:list-item>
      </text:list>
      <text:p text:style-name="P1"/>
      <text:p text:style-name="P6">Symbol functionality requirements:</text:p>
      <text:list text:style-name="L7">
        <text:list-item>
          <text:p text:style-name="P13">Value of each symbol</text:p>
          <text:list>
            <text:list-item>
              <text:p text:style-name="P13">Range and conditionality for non-static values</text:p>
              <text:list>
                <text:list-item>
                  <text:p text:style-name="P13">Way to modify conditions to determine token value</text:p>
                </text:list-item>
              </text:list>
            </text:list-item>
          </text:list>
        </text:list-item>
        <text:list-item>
          <text:p text:style-name="P13">Secondary effects</text:p>
          <text:list>
            <text:list-item>
              <text:p text:style-name="P13">On-fail effects</text:p>
            </text:list-item>
            <text:list-item>
              <text:p text:style-name="P13">On-draw effects</text:p>
              <text:list>
                <text:list-item>
                  <text:p text:style-name="P13">Display probabilities to have these effects happen</text:p>
                </text:list-item>
              </text:list>
            </text:list-item>
          </text:list>
        </text:list-item>
        <text:list-item>
          <text:p text:style-name="P13">Terminality (if you draw again)</text:p>
          <text:list>
            <text:list-item>
              <text:p text:style-name="P13">Conditions for terminality</text:p>
              <text:list>
                <text:list-item>
                  <text:p text:style-name="P13">Modify conditions to alter terminality</text:p>
                </text:list-item>
              </text:list>
            </text:list-item>
          </text:list>
        </text:list-item>
      </text:list>
      <text:p text:style-name="P6">&gt; All this information needs to be known as we create the bag</text:p>
      <text:p text:style-name="P1"/>
      <text:p text:style-name="P6">Some way to store this information</text:p>
      <text:p text:style-name="P6">&gt;&gt; Scenario information hard-coded into calculate probability</text:p>
      <text:p text:style-name="P1"/>
      <text:p text:style-name="P6">For each symbol:</text:p>
      <text:list text:style-name="L8">
        <text:list-item>
          <text:p text:style-name="P14">Value Type</text:p>
          <text:list>
            <text:list-item>
              <text:p text:style-name="P14">Single value, range, 2 values (2nd value can be auto-fail)</text:p>
            </text:list-item>
          </text:list>
        </text:list-item>
        <text:list-item>
          <text:p text:style-name="P14">Value Condition</text:p>
          <text:list>
            <text:list-item>
              <text:p text:style-name="P14">Text describing the game state</text:p>
            </text:list-item>
          </text:list>
        </text:list-item>
        <text:list-item>
          <text:p text:style-name="P14">Effect Type</text:p>
          <text:list>
            <text:list-item>
              <text:p text:style-name="P14">None, On-fail, on-draw</text:p>
            </text:list-item>
          </text:list>
        </text:list-item>
        <text:list-item>
          <text:p text:style-name="P14">Effect</text:p>
          <text:list>
            <text:list-item>
              <text:p text:style-name="P14">Text describing what happens if the effect is triggered</text:p>
            </text:list-item>
          </text:list>
        </text:list-item>
        <text:list-item>
          <text:p text:style-name="P14">Terminality</text:p>
          <text:list>
            <text:list-item>
              <text:p text:style-name="P14">Always draw again, conditionally draw again</text:p>
            </text:list-item>
          </text:list>
        </text:list-item>
      </text:list>
      <text:p text:style-name="P1"/>
      <text:p text:style-name="P1"/>
      <text:p text:style-name="P6">Symbol functionality (manual create)</text:p>
      <text:list text:style-name="L9">
        <text:list-item>
          <text:p text:style-name="P15">Skull is variable</text:p>
          <text:list>
            <text:list-item>
              <text:p text:style-name="P15">Spinner with generic label</text:p>
            </text:list-item>
            <text:list-item>
              <text:p text:style-name="P15">Can be a range or two specific values</text:p>
            </text:list-item>
          </text:list>
        </text:list-item>
        <text:list-item>
          <text:p text:style-name="P15">Tablet is conditional nonterminal</text:p>
        </text:list-item>
        <text:list-item>
          <text:p text:style-name="P15">Hood is extra effect</text:p>
        </text:list-item>
        <text:list-item>
          <text:p text:style-name="P15">Tentacle Fist is on-fail effect</text:p>
        </text:list-item>
      </text:list>
      <text:p text:style-name="P1"/>
      <text:p text:style-name="P6">Implementation:</text:p>
      <text:p text:style-name="P1"/>
      <text:p text:style-name="P6">Update intent: <text:tab/>(manualcreate, calculateprob, scenariocreate)</text:p>
      <text:list text:style-name="L10">
        <text:list-item>
          <text:p text:style-name="P2"><text:span text:style-name="T1">Add</text:span><text:span text:style-name="T1"> </text:span><text:span text:style-name="T1">i</text:span><text:span text:style-name="T1">nt code that corresponds to the scenario &amp; difficulty</text:span></text:p>
        </text:list-item>
        <text:list-item>
          <text:p text:style-name="P16">&gt; [code, star, fail, skull, … , bless, curse, frost] (+2 entries)</text:p>
        </text:list-item>
      </text:list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6">Symbol library:<text:tab/>(calculateprob)</text:p>
      <text:list text:style-name="L11">
        <text:list-item>
          <text:p text:style-name="P17">Storage for symbol functionality by scenario</text:p>
        </text:list-item>
        <text:list-item>
          <text:p text:style-name="P17">Should read a scenario &amp; difficulty code to produce proper symbol information</text:p>
        </text:list-item>
        <text:list-item>
          <text:p text:style-name="P17">For each symbol, contains:</text:p>
          <text:list>
            <text:list-item>
              <text:p text:style-name="P17">Value Type </text:p>
              <text:list>
                <text:list-item>
                  <text:p text:style-name="P17">&gt; Static, Range, 2 values</text:p>
                </text:list-item>
              </text:list>
            </text:list-item>
            <text:list-item>
              <text:p text:style-name="P17">Value 1 and 2</text:p>
              <text:list>
                <text:list-item>
                  <text:p text:style-name="P17">&gt; Integers</text:p>
                </text:list-item>
                <text:list-item>
                  <text:p text:style-name="P17">2nd value unnecessary for static values</text:p>
                </text:list-item>
                <text:list-item>
                  <text:p text:style-name="P17">Need an auto-fail value</text:p>
                </text:list-item>
              </text:list>
            </text:list-item>
            <text:list-item>
              <text:p text:style-name="P17">Value Conditions</text:p>
              <text:list>
                <text:list-item>
                  <text:p text:style-name="P17">&gt; Text describing how value is determined</text:p>
                </text:list-item>
                <text:list-item>
                  <text:p text:style-name="P17">Only needed for range and 2 values</text:p>
                </text:list-item>
              </text:list>
            </text:list-item>
            <text:list-item>
              <text:p text:style-name="P17">Effect type</text:p>
              <text:list>
                <text:list-item>
                  <text:p text:style-name="P17">&gt; None, on-fail, on-draw</text:p>
                </text:list-item>
              </text:list>
            </text:list-item>
            <text:list-item>
              <text:p text:style-name="P17">Effect</text:p>
              <text:list>
                <text:list-item>
                  <text:p text:style-name="P17">&gt; Text describing effect</text:p>
                </text:list-item>
              </text:list>
            </text:list-item>
            <text:list-item>
              <text:p text:style-name="P17">Terminality</text:p>
              <text:list>
                <text:list-item>
                  <text:p text:style-name="P17">&gt; Never draw again, always draw again, conditional draw again</text:p>
                </text:list-item>
              </text:list>
            </text:list-item>
          </text:list>
        </text:list-item>
      </text:list>
      <text:p text:style-name="P6">int[ ] ints? [ValType, Val1, Val2, EffectType, TermType]</text:p>
      <text:p text:style-name="P1"><text:span text:style-name="T1">&gt; ValType: </text:span><text:span text:style-name="T4">0</text:span><text:span text:style-name="T1"> = static value, stored in Val1, </text:span><text:span text:style-name="T4">1</text:span><text:span text:style-name="T1"> = 2 values, stored in Val1 and Val2, </text:span><text:span text:style-name="T4">2</text:span><text:span text:style-name="T1"> = range, min in Val1, max in Val2</text:span></text:p>
      <text:p text:style-name="P1"><text:span text:style-name="T1">&gt; Val1 and 2: </text:span><text:span text:style-name="T4">integers</text:span><text:span text:style-name="T1"> denoting modifier value of the token. </text:span><text:span text:style-name="T4">99</text:span><text:span text:style-name="T1"> = autofail</text:span></text:p>
      <text:p text:style-name="P1"><text:span text:style-name="T1">&gt; EffectType: </text:span><text:span text:style-name="T4">-99</text:span><text:span text:style-name="T1"> = no effect, </text:span><text:span text:style-name="T4">X</text:span><text:span text:style-name="T1"> = “on-fail” effect, </text:span><text:span text:style-name="T4">99</text:span><text:span text:style-name="T1"> = on-draw effect</text:span></text:p>
      <text:p text:style-name="P1"><text:span text:style-name="T1"><text:tab/>X is the value at which an on-fail effect triggers. Standard on-fail = </text:span><text:span text:style-name="T4">-1</text:span><text:span text:style-name="T1">, because you pass on a 0. Fail by 2 or more: </text:span><text:span text:style-name="T4">-2</text:span><text:span text:style-name="T1">. Succeed by 2: </text:span><text:span text:style-name="T4">2</text:span></text:p>
      <text:p text:style-name="P1"><text:span text:style-name="T1">&gt; TermType: </text:span><text:span text:style-name="T4">0</text:span><text:span text:style-name="T1"> = terminal, </text:span><text:span text:style-name="T4">1 </text:span><text:span text:style-name="T1">= nonterminal, </text:span><text:span text:style-name="T4">2</text:span><text:span text:style-name="T1"> = conditional nonterminal</text:span></text:p>
      <text:p text:style-name="P6"><text:tab/> (never draw again) (always draw again) (sometimes draw again)</text:p>
      <text:p text:style-name="P6">string[ ] valConds [skullvc, hoodvc, brokenvc, squidvc]</text:p>
      <text:p text:style-name="P6">&gt; Brief text describing variable value of token. Used as a label for spinner</text:p>
      <text:p text:style-name="P6">string[ ] effects [skullef, hoodef, brokenef, squidef]</text:p>
      <text:p text:style-name="P6">&gt; Brief text describing effect of token. Displayed in extra effects and symbol section</text:p>
      <text:p text:style-name="P6">string[ ] terminalConds [skulltc, hoodtc, brokentc, squidtc]</text:p>
      <text:p text:style-name="P6">&gt; Brief text describing condition for drawing again. Used as a label for spinner</text:p>
      <text:p text:style-name="P1"/>
      <text:p text:style-name="P1"/>
      <text:p text:style-name="P6">Symbol functionality:<text:tab/><text:tab/>(calculateprob)</text:p>
      <text:list text:style-name="L12">
        <text:list-item>
          <text:p text:style-name="P18">Effects</text:p>
          <text:list>
            <text:list-item>
              <text:p text:style-name="P18">Put on-fail symbols into “secondary bag effects” column</text:p>
              <text:list>
                <text:list-item>
                  <text:p text:style-name="P18"><text:soft-page-break/>in row corresponding to the conditions of failure (negative modifier of token + “fail by” amount)</text:p>
                </text:list-item>
                <text:list-item>
                  <text:p text:style-name="P18">Show % chance to draw token</text:p>
                </text:list-item>
              </text:list>
            </text:list-item>
            <text:list-item>
              <text:p text:style-name="P18">Put on-draw effects into their own little section at the bottom</text:p>
              <text:list>
                <text:list-item>
                  <text:p text:style-name="P18">Picture of token, % chance to see, brief description of effect (character limit?)</text:p>
                </text:list-item>
              </text:list>
            </text:list-item>
            <text:list-item>
              <text:p text:style-name="P18">Put on-fail effect descriptions into a different section</text:p>
              <text:list>
                <text:list-item>
                  <text:p text:style-name="P18">Picture of token, negative modifier, brief description of effect</text:p>
                </text:list-item>
              </text:list>
            </text:list-item>
          </text:list>
        </text:list-item>
      </text:list>
      <text:p text:style-name="P1"/>
      <text:p text:style-name="P1"/>
      <text:p text:style-name="P1"/>
      <text:p text:style-name="P6">Symbol tracking:</text:p>
      <text:list text:style-name="L13">
        <text:list-item>
          <text:p text:style-name="P19">When calculating probability, keep track of the percentage chance to see each symbol</text:p>
        </text:list-item>
        <text:list-item>
          <text:p text:style-name="P19">We need:</text:p>
          <text:list>
            <text:list-item>
              <text:p text:style-name="P19">Chance to see each on-draw symbol</text:p>
              <text:list>
                <text:list-item>
                  <text:p text:style-name="P19">This can be done pretty trivially I think:</text:p>
                </text:list-item>
                <text:list-item>
                  <text:p text:style-name="P19">Token is terminal: % to see = <text:s/># of this / # of terminals</text:p>
                </text:list-item>
                <text:list-item>
                  <text:p text:style-name="P19">Token is nonterminal: % to see = # of this / # of terminals + this</text:p>
                </text:list-item>
              </text:list>
            </text:list-item>
            <text:list-item>
              <text:p text:style-name="P19">Chance to see each on-fail symbols at every total modifier</text:p>
            </text:list-item>
          </text:list>
        </text:list-item>
      </text:list>
      <text:p text:style-name="P1"/>
      <text:p text:style-name="P6">add selectors for tokens:</text:p>
      <text:list text:style-name="L14">
        <text:list-item>
          <text:p text:style-name="P20">Assume we need at most 3 selectors</text:p>
        </text:list-item>
        <text:list-item>
          <text:p text:style-name="P20">Labels and spinners for in-game effects (ex: # of doom in play, spend 2 to treat as 0)</text:p>
        </text:list-item>
        <text:list-item>
          <text:p text:style-name="P20">Translate spinner entries into values/conditions for tokens</text:p>
          <text:list>
            <text:list-item>
              <text:p text:style-name="P20">SpinnerOnSelect -&gt; call header function which modifies either:</text:p>
              <text:list>
                <text:list-item>
                  <text:p text:style-name="P20">Token value</text:p>
                </text:list-item>
                <text:list-item>
                  <text:p text:style-name="P20">Terminality</text:p>
                </text:list-item>
              </text:list>
            </text:list-item>
            <text:list-item>
              <text:p text:style-name="P20">And also recalculates probability</text:p>
              <text:list>
                <text:list-item>
                  <text:p text:style-name="P20">There is probably a way to do this without recalculating all probability</text:p>
                </text:list-item>
                <text:list-item>
                  <text:p text:style-name="P20">2 functions:</text:p>
                  <text:list>
                    <text:list-item>
                      <text:p text:style-name="P20">Calculate static probability:</text:p>
                      <text:list>
                        <text:list-item>
                          <text:p text:style-name="P20">Counts up base probability distribution of tokens in bag which do not change</text:p>
                        </text:list-item>
                      </text:list>
                    </text:list-item>
                    <text:list-item>
                      <text:p text:style-name="P20">Calculate dynamic probability:</text:p>
                      <text:list>
                        <text:list-item>
                          <text:p text:style-name="P20">Calculates the additional probabilities of a variable token</text:p>
                          <text:list>
                            <text:list-item>
                              <text:p text:style-name="P20">Variable value: chance to draw token on its particular value</text:p>
                            </text:list-item>
                            <text:list-item>
                              <text:p text:style-name="P20">Conditional nonterminal: see below. 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1"/>
      <text:p text:style-name="P1"/>
      <text:p text:style-name="P6">How do we want to implement different scenarios?</text:p>
      <text:p text:style-name="P6">Selection depends on:</text:p>
      <text:list text:style-name="L15">
        <text:list-item>
          <text:p text:style-name="P3"><text:soft-page-break/><text:span text:style-name="T1">Campaign</text:span><text:span text:style-name="T1"><draw:frame draw:style-name="fr1" draw:name="Object0" text:anchor-type="as-char" svg:width="3.802in" svg:height="4.0665in" draw:z-index="0"><draw:text-box><text:p text:style-name="P1"><text:span text:style-name="T4">Steps to add a scenario</text:span><text:span text:style-name="T1">:</text:span></text:p><text:list text:style-name="L16"><text:list-item><text:p text:style-name="P21">Strings</text:p><text:list><text:list-item><text:p text:style-name="P21">Add campaign title to “campaign_select” string array</text:p></text:list-item><text:list-item><text:p text:style-name="P21">Add string array with format: “scenario_select_&lt;campaign&gt;”</text:p><text:list><text:list-item><text:p text:style-name="P21">Populate with scenario names</text:p></text:list-item></text:list></text:list-item><text:list-item><text:p text:style-name="P21">Add extra info titles and spinner contents for all relevant factors</text:p></text:list-item></text:list></text:list-item><text:list-item><text:p text:style-name="P21">CreateBagScenario</text:p><text:list><text:list-item><text:p text:style-name="P21">Add cases to properly construct a scenario code</text:p></text:list-item></text:list></text:list-item><text:list-item><text:p text:style-name="P21">Calculate Probability:</text:p><text:list><text:list-item><text:p text:style-name="P21">Update CDBags with base chaos bag for each difficulty</text:p></text:list-item><text:list-item><text:p text:style-name="P21">Update codeToBag with proper chaos bag, symbolVals, and nonterminals setup</text:p></text:list-item><text:list-item><text:p text:style-name="P21">Add case to symbolSetup: titles and contents for variable symbol token spinners</text:p></text:list-item><text:list-item><text:p text:style-name="P21">Add case to readSpinners: translate spinner text into token value/terminality</text:p></text:list-item><text:list-item><text:p text:style-name="P21">TODO: update description of symbol token effects</text:p></text:list-item></text:list></text:list-item></text:list></draw:text-box></draw:frame></text:span></text:p>
        </text:list-item>
        <text:list-item>
          <text:p text:style-name="P22">Scenario</text:p>
        </text:list-item>
        <text:list-item>
          <text:p text:style-name="P22">Difficulty</text:p>
        </text:list-item>
        <text:list-item>
          <text:p text:style-name="P22">Up to 4 other variables</text:p>
        </text:list-item>
      </text:list>
      <text:p text:style-name="P6">Resulting info:</text:p>
      <text:list text:style-name="L17">
        <text:list-item>
          <text:p text:style-name="P23">Bag contents</text:p>
        </text:list-item>
        <text:list-item>
          <text:p text:style-name="P23">Symbol token modifiers/effects/variables</text:p>
        </text:list-item>
      </text:list>
      <text:p text:style-name="P1"/>
      <text:p text:style-name="P6">&gt; We could hard-code all of this information</text:p>
      <text:p text:style-name="P6">&gt; We could also make a text file with all of the relevant info and simply read from that</text:p>
      <text:p text:style-name="P1"/>
      <text:p text:style-name="P6">Misc:</text:p>
      <text:p text:style-name="P6">Extend probability array to go from -20 to +20</text:p>
      <text:p text:style-name="P1"/>
      <text:p text:style-name="P6">Add extra info functionality to CreateBagScenario</text:p>
      <text:list text:style-name="L18">
        <text:list-item>
          <text:p text:style-name="P24">Make a listener for campaign select -&gt; update scenario spinner</text:p>
          <text:list>
            <text:list-item>
              <text:p text:style-name="P24">Default option: make other spinners invisible?</text:p>
            </text:list-item>
          </text:list>
        </text:list-item>
        <text:list-item>
          <text:p text:style-name="P24">Make a listener for scenario select -&gt; update difficulty and extra info spinners</text:p>
          <text:list>
            <text:list-item>
              <text:p text:style-name="P24">Default options: make difficulty &amp; extra info invisible?</text:p>
            </text:list-item>
          </text:list>
        </text:list-item>
      </text:list>
      <text:p text:style-name="P1"/>
      <text:p text:style-name="P6">Issue: variable spinners and title maintain position on page even when spinners above are made invisible</text:p>
      <text:p text:style-name="P1"/>
      <text:p text:style-name="P6">To-do next:</text:p>
      <text:list text:style-name="L19">
        <text:list-item>
          <text:p text:style-name="P25">Documenting</text:p>
          <text:list>
            <text:list-item>
              <text:p text:style-name="P25">Update “Current functionality” with current functionality</text:p>
            </text:list-item>
          </text:list>
        </text:list-item>
        <text:list-item>
          <text:p text:style-name="P25">Symbol tracking</text:p>
        </text:list-item>
        <text:list-item>
          <text:p text:style-name="P25"><text:soft-page-break/>Create scenario extra info</text:p>
          <text:list>
            <text:list-item>
              <text:p text:style-name="P25">Dynamic popup for scenario list</text:p>
            </text:list-item>
            <text:list-item>
              <text:p text:style-name="P25">Dynamic popup for difficulty and extra info</text:p>
            </text:list-item>
          </text:list>
        </text:list-item>
        <text:list-item>
          <text:p text:style-name="P25">UI Cleanup</text:p>
          <text:list>
            <text:list-item>
              <text:p text:style-name="P25">Make variable boxes arrange nicely</text:p>
            </text:list-item>
          </text:list>
        </text:list-item>
        <text:list-item>
          <text:p text:style-name="P25">Code tidying</text:p>
          <text:list>
            <text:list-item>
              <text:p text:style-name="P25">Offload view management in CalculateProbability to another class? Or reading from a file?</text:p>
            </text:list-item>
            <text:list-item>
              <text:p text:style-name="P25">Document code in “current functionality” and look at things from there.</text:p>
            </text:list-item>
          </text:list>
        </text:list-item>
      </text:list>
      <text:p text:style-name="P1"/>
      <text:p text:style-name="P1"><text:span text:style-name="T2">In Progress</text:span><text:span text:style-name="T3">:</text:span></text:p>
      <text:p text:style-name="P1"/>
      <text:p text:style-name="P1"/>
      <text:p text:style-name="P1"/>
      <text:p text:style-name="P1"/>
      <text:p text:style-name="P6">Current work: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pan text:style-name="T2">Done</text:span><text:span text:style-name="T3">:</text:span></text:p>
      <text:p text:style-name="P1"/>
      <text:p text:style-name="P26">Do we need to manually hide and unhide probability display textviews</text:p>
      <text:p text:style-name="P26">&gt; Yes, added a line in displayProbsDynamic to clear the table before populating it</text:p>
      <text:p text:style-name="P1"/>
      <text:p text:style-name="P26">Tested: Recalculating on variable change</text:p>
      <text:p text:style-name="P26">&gt; Range + conditional nonterminal, 2 val + cond autofail, range + 2 val + cond nonterm</text:p>
      <text:list text:style-name="L20">
        <text:list-item>
          <text:p text:style-name="P27">Made one case for reading spinners after selection is made (Scenario 3, easy) </text:p>
        </text:list-item>
        <text:list-item>
          <text:p text:style-name="P27">Need to re-call calcprob - how do we get all the starting info?</text:p>
          <text:list>
            <text:list-item>
              <text:p text:style-name="P27">&gt;Made bag &amp; count public variables</text:p>
            </text:list-item>
          </text:list>
        </text:list-item>
        <text:list-item>
          <text:p text:style-name="P27">&gt;Implemented onItemSelectedListener - varListener</text:p>
          <text:list>
            <text:list-item>
              <text:p text:style-name="P27">Connected to all variable spinners</text:p>
            </text:list-item>
            <text:list-item>
              <text:p text:style-name="P27">Prompts readSpinners to check spinners and update symbolVals and nonterminals according to scenario code</text:p>
            </text:list-item>
            <text:list-item>
              <text:p text:style-name="P27">Then call calcProb with default values</text:p>
            </text:list-item>
          </text:list>
        </text:list-item>
      </text:list>
      <text:p text:style-name="P1"/>
      <text:p text:style-name="P26">Add functionality for conditional autofail symbol</text:p>
      <text:p text:style-name="P26">&gt; Added a “continue” if symbolVal == -30, is this enough?</text:p>
      <text:p text:style-name="P1"/>
      <text:p text:style-name="P26">Test recursive calculation</text:p>
      <text:list text:style-name="L21">
        <text:list-item>
          <text:p text:style-name="P36">Set up test cases</text:p>
        </text:list-item>
        <text:list-item>
          <text:p text:style-name="P36">Determine solutions to test cases</text:p>
        </text:list-item>
        <text:list-item>
          <text:p text:style-name="P28">Make sure code works</text:p>
        </text:list-item>
      </text:list>
      <text:p text:style-name="P1"/>
      <text:p text:style-name="P26"><text:soft-page-break/>Implement CreateBagScenario</text:p>
      <text:list text:style-name="L22">
        <text:list-item>
          <text:p text:style-name="P37">Set up text boxes and spinners</text:p>
        </text:list-item>
        <text:list-item>
          <text:p text:style-name="P29">Translate scenario selection into code</text:p>
          <text:list>
            <text:list-item>
              <text:p text:style-name="P29">Encoding campaign/scenario/difficulty - hexidecimal?</text:p>
            </text:list-item>
            <text:list-item>
              <text:p text:style-name="P29">We need 4 variant variables for setup</text:p>
            </text:list-item>
          </text:list>
        </text:list-item>
        <text:list-item>
          <text:p text:style-name="P29">Send code + flag to CalculateProbability</text:p>
        </text:list-item>
        <text:list-item>
          <text:p text:style-name="P29">Set up test cases and solutions</text:p>
        </text:list-item>
      </text:list>
      <text:p text:style-name="P1"><text:span text:style-name="T5">&gt; </text:span><text:span text:style-name="T6">Put code-parsing program into CalculateProbability</text:span></text:p>
      <text:p text:style-name="P1"/>
      <text:p text:style-name="P1"/>
      <text:p text:style-name="P26">Scrap nonterminal calculation</text:p>
      <text:p text:style-name="P26">Return to recursive calculation (see notes on eff. nonterminal testing)</text:p>
      <text:p text:style-name="P1"/>
      <text:p text:style-name="P26">Get it onto Github</text:p>
      <text:p text:style-name="P1"/>
      <text:list text:style-name="L23">
        <text:list-item>
          <text:p text:style-name="P30">Programmatically adding views to Calculate Probability</text:p>
          <text:list>
            <text:list-item>
              <text:p text:style-name="P30">Issue: just adding a single textview really limits formatting options</text:p>
              <text:list>
                <text:list-item>
                  <text:p text:style-name="P30">Things don’t line up and it looks messy</text:p>
                </text:list-item>
              </text:list>
            </text:list-item>
            <text:list-item>
              <text:p text:style-name="P30">Current solution: for each probability value do:</text:p>
              <text:list>
                <text:list-item>
                  <text:p text:style-name="P30">Create a TableEntry</text:p>
                </text:list-item>
                <text:list-item>
                  <text:p text:style-name="P30">Create a textview for value</text:p>
                </text:list-item>
                <text:list-item>
                  <text:p text:style-name="P30">Create a textview for pass chance</text:p>
                </text:list-item>
                <text:list-item>
                  <text:p text:style-name="P30">(Create a textview for effects)</text:p>
                </text:list-item>
                <text:list-item>
                  <text:p text:style-name="P30">Hardcode dimensions and textsize</text:p>
                </text:list-item>
              </text:list>
            </text:list-item>
          </text:list>
        </text:list-item>
      </text:list>
      <text:p text:style-name="P1"/>
      <text:list text:style-name="L24">
        <text:list-item>
          <text:p text:style-name="P31">Add larger range of +/- modifiers</text:p>
        </text:list-item>
      </text:list>
      <text:p text:style-name="P26"><text:tab/>- Curse tokens: -20</text:p>
      <text:p text:style-name="P26"><text:tab/>- Union and disillusion 3 sk + -8 = -17</text:p>
      <text:p text:style-name="P26"><text:tab/>+ Bless tokens: +20</text:p>
      <text:p text:style-name="P26"><text:tab/>+ Some elder signs could go up to 10?</text:p>
      <text:p text:style-name="P26"><text:tab/>- Modifier range isn’t quite as important, there is only so much useful information</text:p>
      <text:p text:style-name="P26"><text:tab/>- Like no matter the circumstances, the chance to get more than.. well,</text:p>
      <text:p text:style-name="P26"><text:tab/>&gt; +10..-20</text:p>
      <text:p text:style-name="P1"/>
      <text:p text:style-name="P1"/>
      <text:list text:style-name="L25">
        <text:list-item>
          <text:p text:style-name="P32">Add a system to listen to or read the results of the spinners</text:p>
          <text:list>
            <text:list-item>
              <text:p text:style-name="P38">1. Find some way to read final spinner entries when making bag?</text:p>
              <text:list>
                <text:list-item>
                  <text:p text:style-name="P38">&gt;&gt; Trying: child[0] of spinner?</text:p>
                </text:list-item>
              </text:list>
            </text:list-item>
          </text:list>
        </text:list-item>
        <text:list-item>
          <text:p text:style-name="P32">Spinner note: currently populating with a string array (num_array_3), because Adapter ez-constructor doesn’t like reading integers</text:p>
          <text:list>
            <text:list-item>
              <text:p text:style-name="P32">(See ArrayAdapter.CreateFromResource and ArrayAdapter constructers)</text:p>
            </text:list-item>
          </text:list>
        </text:list-item>
      </text:list>
      <text:p text:style-name="P1"/>
      <text:list text:style-name="L26">
        <text:list-item>
          <text:p text:style-name="P33">Add the rest of the spinners</text:p>
        </text:list-item>
      </text:list>
      <text:p text:style-name="P1"/>
      <text:list text:style-name="L27">
        <text:list-item>
          <text:p text:style-name="P34">refactoring displayProbabilityStatic to add hiding functionality and incorporate references other than just having a million object names</text:p>
        </text:list-item>
      </text:list>
      <text:p text:style-name="P1"/>
      <text:p text:style-name="P1"/>
      <text:p text:style-name="P26"><text:soft-page-break/>For next iteration</text:p>
      <text:p text:style-name="P1"/>
      <text:list text:style-name="L28">
        <text:list-item>
          <text:p text:style-name="P4"/>
          <text:list>
            <text:list-item>
              <text:p text:style-name="P39">2. Update data each time a value is selected in the spinner?</text:p>
              <text:list>
                <text:list-item>
                  <text:p text:style-name="P35">NOT DOING THIS b/c we’re using the same adapter for many spinners. The OnItemSelected method only gives information on the adapter, not its parent</text:p>
                </text:list-item>
                <text:list-item>
                  <text:p text:style-name="P35">This is what we’ll maybe want to do in the probability calculator, so maybe figure this way out now?</text:p>
                </text:list-item>
                <text:list-item>
                  <text:p text:style-name="P35">Adding implementation of AdapterView.OnItemSelectedListener</text:p>
                </text:list-item>
                <text:list-item>
                  <text:p text:style-name="P35">onItemSelected should be called whenever a selection is made</text:p>
                  <text:list>
                    <text:list-item>
                      <text:p text:style-name="P35">position of element selected should equal the value we want to update to</text:p>
                    </text:list-item>
                    <text:list-item>
                      <text:p text:style-name="P35">But how do we determine which spinner has been used?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HelveticaNeue" svg:font-family="HelveticaNeu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/>
    <style:style style:name="Caption" style:family="paragraph" style:parent-style-name="Standard" style:class="extra"/>
    <style:style style:name="Index" style:family="paragraph" style:parent-style-name="Standard" style:class="index"/>
    <style:style style:name="Text_20_Body" style:display-name="Text Body" style:family="paragraph" style:parent-style-name="Standard" style:class="text"/>
    <style:style style:name="Table_20_Contents" style:display-name="Table Contents" style:family="paragraph" style:parent-style-name="Text_20_Body" style:class="extra"/>
    <style:style style:name="Table_20_Heading" style:display-name="Table Heading" style:family="paragraph" style:parent-style-name="Table_20_Contents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Footnote" style:family="paragraph" style:parent-style-name="Standard" style:class="extra"/>
    <style:style style:name="Endnote" style:family="paragraph" style:parent-style-name="Standard" style:class="extra"/>
    <style:style style:name="Frame_20_contents" style:display-name="Frame contents" style:family="paragraph" style:parent-style-name="Standard" style:class="extra"/>
    <style:style style:name="Footnote_5f_Symbol" style:display-name="Footnote_Symbol" style:family="text">
      <style:text-properties style:text-position="super 58%"/>
    </style:style>
    <style:style style:name="Endnote_5f_Symbol" style:display-name="Endnote_Symbol" style:family="text">
      <style:text-properties style:text-position="super 58%"/>
    </style:style>
    <style:style style:name="Footnote_5f_anchor" style:display-name="Footnote_anchor" style:family="text">
      <style:text-properties style:text-position="super 58%"/>
    </style:style>
    <style:style style:name="Endnote_5f_anchor" style:display-name="Endnote_anchor" style:family="text">
      <style:text-properties style:text-position="super 58%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Bullet_5f_Symbols" style:display-name="Bullet_Symbols" style:family="text"/>
    <style:style style:name="GraphicStyle_5f_0" style:display-name="GraphicStyle_0" style:family="graphic">
      <style:graphic-properties svg:x="0in" svg:y="0in" style:vertical-pos="bottom" style:vertical-rel="page-content" style:horizontal-pos="from-left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5f_Symbol" text:citation-body-style-name="Footnote_5f_anchor" style:num-format="1" text:start-value="0" text:footnotes-position="page" text:start-numbering-at="document"/>
    <text:notes-configuration text:note-class="endnote" text:citation-style-name="Endnote_5f_Symbol" text:citation-body-style-name="Endnote_5f_anchor" text:master-page-name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EndNote" style:page-layout-name="Mpm2" draw:style-name="Mdp1"/>
    <style:master-page style:name="PM2" style:page-layout-name="Mpm1" draw:style-name="Mdp1"/>
    <style:master-page style:name="Endnote" style:page-layout-name="Mpm3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2.5.2$Windows_X86_64 LibreOffice_project/bffef4ea93e59bebbeaf7f431bb02b1a39ee8a59</meta:generator>
    <meta:document-statistic meta:table-count="0" meta:image-count="0" meta:object-count="0" meta:page-count="8" meta:paragraph-count="247" meta:word-count="1885" meta:character-count="10923" meta:non-whitespace-character-count="9448"/>
  </office:meta>
</office:document-meta>
</file>